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5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344" calcext:value-type="float">
            <text:p>115.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5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5784" calcext:value-type="float">
            <text:p>112.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5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3256" calcext:value-type="float">
            <text:p>115.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5448" calcext:value-type="float">
            <text:p>115.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8976" calcext:value-type="float">
            <text:p>116.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812" calcext:value-type="float">
            <text:p>116.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2024" calcext:value-type="float">
            <text:p>116.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368" calcext:value-type="float">
            <text:p>117.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4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5448" calcext:value-type="float">
            <text:p>115.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4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5824" calcext:value-type="float">
            <text:p>115.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0584" calcext:value-type="float">
            <text:p>115.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4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8872" calcext:value-type="float">
            <text:p>115.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4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2776" calcext:value-type="float">
            <text:p>115.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8016" calcext:value-type="float">
            <text:p>115.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0856" calcext:value-type="float">
            <text:p>114.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9832" calcext:value-type="float">
            <text:p>116.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5928" calcext:value-type="float">
            <text:p>116.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7744" calcext:value-type="float">
            <text:p>116.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0688" calcext:value-type="float">
            <text:p>116.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3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4112" calcext:value-type="float">
            <text:p>115.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3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3152" calcext:value-type="float">
            <text:p>115.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3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7432" calcext:value-type="float">
            <text:p>114.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3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0648" calcext:value-type="float">
            <text:p>112.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3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428" calcext:value-type="float">
            <text:p>113.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3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3048" calcext:value-type="float">
            <text:p>114.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4384" calcext:value-type="float">
            <text:p>114.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7056" calcext:value-type="float">
            <text:p>114.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9248" calcext:value-type="float">
            <text:p>115.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7536" calcext:value-type="float">
            <text:p>115.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2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5824" calcext:value-type="float">
            <text:p>115.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2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44" calcext:value-type="float">
            <text:p>115.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5824" calcext:value-type="float">
            <text:p>115.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2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9144" calcext:value-type="float">
            <text:p>114.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2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6576" calcext:value-type="float">
            <text:p>114.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2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1712" calcext:value-type="float">
            <text:p>114.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2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572" calcext:value-type="float">
            <text:p>114.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2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5824" calcext:value-type="float">
            <text:p>115.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192" calcext:value-type="float">
            <text:p>115.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8976" calcext:value-type="float">
            <text:p>116.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1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7744" calcext:value-type="float">
            <text:p>116.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1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0312" calcext:value-type="float">
            <text:p>116.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1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0312" calcext:value-type="float">
            <text:p>116.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1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1064" calcext:value-type="float">
            <text:p>115.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0688" calcext:value-type="float">
            <text:p>116.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1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5824" calcext:value-type="float">
            <text:p>115.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1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4592" calcext:value-type="float">
            <text:p>115.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1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288" calcext:value-type="float">
            <text:p>116.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1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288" calcext:value-type="float">
            <text:p>116.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6304" calcext:value-type="float">
            <text:p>115.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4216" calcext:value-type="float">
            <text:p>116.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9456" calcext:value-type="float">
            <text:p>116.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6408" calcext:value-type="float">
            <text:p>116.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5072" calcext:value-type="float">
            <text:p>116.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812" calcext:value-type="float">
            <text:p>116.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7828" calcext:value-type="float">
            <text:p>115.7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3632" calcext:value-type="float">
            <text:p>115.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2108" calcext:value-type="float">
            <text:p>115.3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3256" calcext:value-type="float">
            <text:p>115.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764" calcext:value-type="float">
            <text:p>115.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0312" calcext:value-type="float">
            <text:p>116.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6032" calcext:value-type="float">
            <text:p>116.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9456" calcext:value-type="float">
            <text:p>116.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3464" calcext:value-type="float">
            <text:p>117.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48" calcext:value-type="float">
            <text:p>117.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368" calcext:value-type="float">
            <text:p>117.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5864" calcext:value-type="float">
            <text:p>118.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3296" calcext:value-type="float">
            <text:p>118.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6072" calcext:value-type="float">
            <text:p>120.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5216" calcext:value-type="float">
            <text:p>120.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8264" calcext:value-type="float">
            <text:p>120.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0184" calcext:value-type="float">
            <text:p>121.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7136" calcext:value-type="float">
            <text:p>121.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2376" calcext:value-type="float">
            <text:p>121.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6864" calcext:value-type="float">
            <text:p>122.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3816" calcext:value-type="float">
            <text:p>122.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4776" calcext:value-type="float">
            <text:p>123.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3544" calcext:value-type="float">
            <text:p>123.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344" calcext:value-type="float">
            <text:p>122.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0976" calcext:value-type="float">
            <text:p>123.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4608" calcext:value-type="float">
            <text:p>124.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7656" calcext:value-type="float">
            <text:p>124.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6904" calcext:value-type="float">
            <text:p>125.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1768" calcext:value-type="float">
            <text:p>126.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2728" calcext:value-type="float">
            <text:p>126.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16" calcext:value-type="float">
            <text:p>128.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6256" calcext:value-type="float">
            <text:p>127.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1496" calcext:value-type="float">
            <text:p>127.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9304" calcext:value-type="float">
            <text:p>127.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3312" calcext:value-type="float">
            <text:p>127.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8928" calcext:value-type="float">
            <text:p>127.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9096" calcext:value-type="float">
            <text:p>125.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444" calcext:value-type="float">
            <text:p>126.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92" calcext:value-type="float">
            <text:p>126.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2624" calcext:value-type="float">
            <text:p>126.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824" calcext:value-type="float">
            <text:p>125.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5296" calcext:value-type="float">
            <text:p>126.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7008" calcext:value-type="float">
            <text:p>126.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3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0976" calcext:value-type="float">
            <text:p>123.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30" meta:object-count="0"/>
    <meta:user-defined meta:name="AppVersion">3.0</meta:user-defined>
  </office:meta>
</office:document-meta>
</file>